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Tag.setLocalName(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cTag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Tag.setQName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cTag.setAttribute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icTag.doTag( XMLOutput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icTag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Tag.setAttribute( String name , String prefix , String nsURI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icTag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Ta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Tag.StaticTag(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Tag.Static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Tag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